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4000002A493721E3EBFF9D303.png" manifest:media-type="image/png"/>
  <manifest:file-entry manifest:full-path="Pictures/10000001000002E3000000CCD6D98809E6811F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b877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8777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2"/><text:span text:style-name="T2"><text:s text:c="2"/></text:span><text:span text:style-name="T3">ASSIGNMENT NO 4</text:span></text:p>
      <text:p text:style-name="Standard"/>
      <text:p text:style-name="Standard"/>
      <text:p text:style-name="Standard"><draw:frame draw:style-name="fr2" draw:name="Image1" text:anchor-type="char" svg:x="0.215cm" svg:y="0cm" svg:width="16.33cm" svg:height="4.604cm" draw:z-index="0"><draw:image xlink:href="Pictures/10000001000002E3000000CCD6D98809E6811F21.png" xlink:type="simple" xlink:show="embed" xlink:actuate="onLoad" draw:mime-type="image/png"/></draw:frame><text:s text:c="163"/></text:p>
      <text:p text:style-name="Standard"><draw:frame draw:style-name="fr1" draw:name="Image2" text:anchor-type="char" svg:width="16.473cm" svg:height="17.731cm" draw:z-index="1"><draw:image xlink:href="Pictures/1000000100000254000002A493721E3EBFF9D3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8:32:23.834581894</meta:creation-date>
    <dc:date>2024-05-23T18:35:31.655849948</dc:date>
    <meta:editing-duration>PT3M9S</meta:editing-duration>
    <meta:editing-cycles>1</meta:editing-cycles>
    <meta:document-statistic meta:table-count="0" meta:image-count="2" meta:object-count="0" meta:page-count="1" meta:paragraph-count="2" meta:word-count="3" meta:character-count="232" meta:non-whitespace-character-count="13"/>
    <meta:generator>LibreOffice/7.3.7.2$Linux_X86_64 LibreOffice_project/30$Build-2</meta:generator>
  </office:meta>
</office:document-meta>
</file>